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20000014FF19DF6C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5cm" draw:marker-end-width="0.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5cm" draw:marker-end-width="0.5cm" draw:fill="solid" draw:fill-color="#729fc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-width="0.5cm" draw:marker-end-width="0.5cm" draw:fill="none" draw:fill-color="#ffffff" draw:textarea-vertical-align="middle" fo:padding-top="0.175cm" fo:padding-bottom="0.175cm" fo:padding-left="0.3cm" fo:padding-right="0.3cm"/>
    </style:style>
    <style:style style:name="gr8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subtitle">
      <style:graphic-properties draw:fill-color="#ffffff" fo:min-height="12.179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auto-grow-height="true" fo:min-height="3.506cm"/>
    </style:style>
    <style:style style:name="pr5" style:family="presentation" style:parent-style-name="默认-notes">
      <style:graphic-properties draw:fill-color="#ffffff" draw:auto-grow-height="true" fo:min-height="13.364cm"/>
    </style:style>
    <style:style style:name="pr6" style:family="presentation" style:parent-style-name="默认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style:font-size-asian="20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layer="layout" svg:width="25.199cm" svg:height="3.506cm" svg:x="1.4cm" svg:y="0.837cm" presentation:class="title">
          <draw:text-box>
            <text:p>微武侠项目</text:p>
          </draw:text-box>
        </draw:frame>
        <draw:frame presentation:style-name="pr2" draw:layer="layout" svg:width="25.199cm" svg:height="12.179cm" svg:x="1.4cm" svg:y="4.914cm" presentation:class="subtitle">
          <draw:text-box>
            <text:p>架构设计图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架构图</text:p>
          </draw:text-box>
        </draw:frame>
        <draw:custom-shape draw:style-name="gr2" draw:text-style-name="P1" draw:layer="layout" svg:width="1.8cm" svg:height="1.8cm" svg:x="3.8cm" svg:y="11.6cm">
          <text:p text:style-name="P1">ngin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9.3cm" svg:y="9cm">
          <text:p text:style-name="P1">htt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9.3cm" svg:y="12cm">
          <text:p text:style-name="P1">htt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9.3cm" svg:y="15.2cm">
          <text:p text:style-name="P1">htt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8.8cm" svg:height="12cm" svg:x="16.2cm" svg:y="5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cm" svg:height="6.2cm" svg:x="17.3cm" svg:y="10.3cm">
          <text:p text:style-name="P1">Mongodb</text:p>
          <text:p text:style-name="P1">集群</text:p>
          <text:p text:style-name="P1">(存储玩家动态数据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cm" svg:height="3cm" svg:x="17.3cm" svg:y="6.3cm">
          <text:p text:style-name="P1">Mysql</text:p>
          <text:p text:style-name="P1">(存储静态数据)</text:p>
          <text:p text:style-name="P1">(配置信息等等)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8cm" svg:height="1.8cm" svg:x="9.3cm" svg:y="5.4cm">
          <text:p text:style-name="P1">adm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1.1cm" svg:y1="6.3cm" svg:x2="16.2cm" svg:y2="6.3cm">
          <text:p/>
        </draw:line>
        <draw:line draw:style-name="gr7" draw:text-style-name="P1" draw:layer="layout" svg:x1="11.1cm" svg:y1="9.9cm" svg:x2="16.2cm" svg:y2="9.9cm">
          <text:p/>
        </draw:line>
        <draw:line draw:style-name="gr7" draw:text-style-name="P1" draw:layer="layout" svg:x1="11.1cm" svg:y1="13.1cm" svg:x2="16.2cm" svg:y2="13.1cm">
          <text:p/>
        </draw:line>
        <draw:line draw:style-name="gr7" draw:text-style-name="P1" draw:layer="layout" svg:x1="11.1cm" svg:y1="16.1cm" svg:x2="16.2cm" svg:y2="16.1cm">
          <text:p/>
        </draw:line>
        <draw:line draw:style-name="gr7" draw:text-style-name="P1" draw:layer="layout" svg:x1="5.6cm" svg:y1="12.3cm" svg:x2="9.3cm" svg:y2="10.1cm">
          <text:p/>
        </draw:line>
        <draw:line draw:style-name="gr7" draw:text-style-name="P1" draw:layer="layout" svg:x1="5.6cm" svg:y1="12.7cm" svg:x2="9.3cm" svg:y2="12.7cm">
          <text:p/>
        </draw:line>
        <draw:line draw:style-name="gr7" draw:text-style-name="P1" draw:layer="layout" svg:x1="5.3cm" svg:y1="13.1cm" svg:x2="9.3cm" svg:y2="16.1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ongodb集群架构</text:p>
          </draw:text-box>
        </draw:frame>
        <draw:frame draw:style-name="gr8" draw:text-style-name="P1" draw:layer="layout" svg:width="14.022cm" svg:height="8.863cm" svg:x="6.717cm" svg:y="8.397cm">
          <draw:image xlink:href="Pictures/10000000000002120000014FF19DF6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架构说明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1">Http </text:span><text:span text:style-name="T1">多个</text:span><text:span text:style-name="T1">http</text:span><text:span text:style-name="T1">服务器来负载支撑微信的请求在最前端加入</text:span><text:span text:style-name="T1">nginx</text:span><text:span text:style-name="T1">作为负载均衡器</text:span></text:p>
              </text:list-item>
              <text:list-item>
                <text:p text:style-name="P2"><text:span text:style-name="T1">Admin </text:span><text:span text:style-name="T1">服务器用来管理静态的配置数据</text:span><text:span text:style-name="T1">,</text:span><text:span text:style-name="T1">通知</text:span><text:span text:style-name="T1">http</text:span><text:span text:style-name="T1">服务器更新内部的配置信息</text:span></text:p>
              </text:list-item>
              <text:list-item>
                <text:p text:style-name="P2"><text:span text:style-name="T1">Mysql </text:span><text:span text:style-name="T1">服务器主要存储静态的配置信息</text:span><text:span text:style-name="T1">,</text:span><text:span text:style-name="T1">和玩家产生的静态数据信息</text:span><text:span text:style-name="T1">,</text:span><text:span text:style-name="T1">便于做关系化查询</text:span></text:p>
              </text:list-item>
              <text:list-item>
                <text:p text:style-name="P2"><text:span text:style-name="T1">Mongodb </text:span><text:span text:style-name="T1">集群存储玩家的动态数据</text:span><text:span text:style-name="T1">,</text:span><text:span text:style-name="T1">和更新玩家数据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Fallback" style:font-family-complex="'Droid Sans Fallbac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Fallback" style:font-family-complex="'Droid Sans Fallback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6T13:59:25.271076716</meta:creation-date>
    <dc:date>2014-07-16T15:29:03.881258807</dc:date>
    <meta:editing-duration>PT9M19S</meta:editing-duration>
    <meta:editing-cycles>2</meta:editing-cycles>
    <meta:generator>LibreOffice/4.2.3.3$Linux_X86_64 LibreOffice_project/420m0$Build-3</meta:generator>
    <meta:document-statistic meta:object-count="51"/>
  </office:meta>
</office:document-meta>
</file>